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450000004551552C87.jpg" manifest:media-type="image/jpeg"/>
  <manifest:file-entry manifest:full-path="Pictures/10000000000000450000002FDC8385F0.jpg" manifest:media-type="image/jpeg"/>
  <manifest:file-entry manifest:full-path="Pictures/1000020100000100000001002F115629.png" manifest:media-type="image/png"/>
  <manifest:file-entry manifest:full-path="Pictures/TablePreview2.svm" manifest:media-type=""/>
  <manifest:file-entry manifest:full-path="Pictures/1000020100000100000001009F447B15.png" manifest:media-type="image/png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2.014cm" style:use-optimal-column-width="false"/>
    </style:style>
    <style:style style:name="co2" style:family="table-column">
      <style:table-column-properties style:column-width="2.019cm" style:use-optimal-column-width="false"/>
    </style:style>
    <style:style style:name="ro1" style:family="table-row">
      <style:table-row-properties style:row-height="2.369cm"/>
    </style:style>
    <style:style style:name="ro2" style:family="table-row">
      <style:table-row-properties style:row-height="2.793cm"/>
    </style:style>
    <style:style style:name="ce1" style:family="table-cell">
      <style:graphic-properties draw:fill="solid" draw:fill-color="#ffffff" style:repeat="repeat"/>
      <style:paragraph-properties fo:border="0.57pt solid #000000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7cm" svg:height="7.106cm" svg:x="4.324cm" svg:y="8.5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1.468cm" svg:height="1.468cm" svg:x="4.6cm" svg:y="13.4cm">
          <draw:image xlink:href="Pictures/1000020100000100000001009F447B15.png" xlink:type="simple" xlink:show="embed" xlink:actuate="onLoad">
            <text:p/>
          </draw:image>
        </draw:frame>
        <draw:frame draw:style-name="gr1" draw:text-style-name="P1" draw:layer="layout" svg:width="1.468cm" svg:height="1.468cm" svg:x="4.5cm" svg:y="11.132cm">
          <draw:image xlink:href="Pictures/1000020100000100000001009F447B15.png" xlink:type="simple" xlink:show="embed" xlink:actuate="onLoad">
            <text:p/>
          </draw:image>
        </draw:frame>
        <draw:frame draw:style-name="standard" draw:layer="layout" svg:width="8.075cm" svg:height="2.792cm" svg:x="4.225cm" svg:y="17.6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1.468cm" svg:height="1.468cm" svg:x="4.6cm" svg:y="13.4cm">
          <draw:image xlink:href="Pictures/1000020100000100000001009F447B15.png" xlink:type="simple" xlink:show="embed" xlink:actuate="onLoad">
            <text:p/>
          </draw:image>
        </draw:frame>
        <draw:frame draw:style-name="gr1" draw:text-style-name="P1" draw:layer="layout" svg:width="1.468cm" svg:height="1.468cm" svg:x="4.538cm" svg:y="18.291cm">
          <draw:image xlink:href="Pictures/1000020100000100000001009F447B15.png" xlink:type="simple" xlink:show="embed" xlink:actuate="onLoad">
            <text:p/>
          </draw:image>
        </draw:frame>
        <draw:frame draw:style-name="gr1" draw:text-style-name="P1" draw:layer="layout" svg:width="1.606cm" svg:height="1.606cm" svg:x="10.5cm" svg:y="18.485cm">
          <draw:image xlink:href="Pictures/1000020100000100000001002F115629.png" xlink:type="simple" xlink:show="embed" xlink:actuate="onLoad">
            <text:p/>
          </draw:image>
        </draw:frame>
        <draw:frame draw:style-name="gr2" draw:layer="layout" svg:width="2.085cm" svg:height="0.962cm" svg:x="4.3cm" svg:y="16.6cm">
          <draw:text-box>
            <text:p>Menù</text:p>
          </draw:text-box>
        </draw:frame>
        <draw:frame draw:style-name="gr2" draw:layer="layout" svg:width="4.977cm" svg:height="0.962cm" svg:x="12.823cm" svg:y="18.7cm">
          <draw:text-box>
            <text:p>Costo menù: 14</text:p>
          </draw:text-box>
        </draw:frame>
        <draw:frame draw:style-name="gr3" draw:layer="layout" svg:width="0.853cm" svg:height="1.162cm" svg:x="4.847cm" svg:y="20.538cm">
          <draw:text-box>
            <text:p>5</text:p>
          </draw:text-box>
        </draw:frame>
        <draw:frame draw:style-name="gr4" draw:layer="layout" svg:width="1.205cm" svg:height="1cm" svg:x="6.747cm" svg:y="20.5cm">
          <draw:text-box>
            <text:p>10</text:p>
          </draw:text-box>
        </draw:frame>
        <draw:frame draw:style-name="gr3" draw:layer="layout" svg:width="0.853cm" svg:height="1.162cm" svg:x="8.9cm" svg:y="20.538cm">
          <draw:text-box>
            <text:p>7</text:p>
          </draw:text-box>
        </draw:frame>
        <draw:frame draw:style-name="gr3" draw:layer="layout" svg:width="0.853cm" svg:height="1.162cm" svg:x="10.9cm" svg:y="20.5cm">
          <draw:text-box>
            <text:p>4</text:p>
          </draw:text-box>
        </draw:frame>
        <draw:frame draw:style-name="gr5" draw:text-style-name="P1" draw:layer="layout" svg:width="1.825cm" svg:height="1.243cm" svg:x="8.475cm" svg:y="13.757cm">
          <draw:image xlink:href="Pictures/10000000000000450000002FDC8385F0.jpg" xlink:type="simple" xlink:show="embed" xlink:actuate="onLoad">
            <text:p/>
          </draw:image>
        </draw:frame>
        <draw:frame draw:style-name="gr5" draw:text-style-name="P1" draw:layer="layout" svg:width="1.825cm" svg:height="1.243cm" svg:x="8.475cm" svg:y="11.5cm">
          <draw:image xlink:href="Pictures/10000000000000450000002FDC8385F0.jpg" xlink:type="simple" xlink:show="embed" xlink:actuate="onLoad">
            <text:p/>
          </draw:image>
        </draw:frame>
        <draw:frame draw:style-name="gr5" draw:text-style-name="P1" draw:layer="layout" svg:width="1.825cm" svg:height="1.243cm" svg:x="8.475cm" svg:y="9.257cm">
          <draw:image xlink:href="Pictures/10000000000000450000002FDC8385F0.jpg" xlink:type="simple" xlink:show="embed" xlink:actuate="onLoad">
            <text:p/>
          </draw:image>
        </draw:frame>
        <draw:frame draw:style-name="gr5" draw:text-style-name="P1" draw:layer="layout" svg:width="1.825cm" svg:height="1.243cm" svg:x="6.375cm" svg:y="18.457cm">
          <draw:image xlink:href="Pictures/10000000000000450000002FDC8385F0.jpg" xlink:type="simple" xlink:show="embed" xlink:actuate="onLoad">
            <text:p/>
          </draw:image>
        </draw:frame>
        <draw:frame draw:style-name="gr5" draw:text-style-name="P1" draw:layer="layout" svg:width="1.825cm" svg:height="1.825cm" svg:x="12.5cm" svg:y="13.575cm">
          <draw:image xlink:href="Pictures/10000000000000450000004551552C87.jpg" xlink:type="simple" xlink:show="embed" xlink:actuate="onLoad">
            <text:p/>
          </draw:image>
        </draw:frame>
        <draw:frame draw:style-name="gr5" draw:text-style-name="P1" draw:layer="layout" svg:width="1.825cm" svg:height="1.825cm" svg:x="8.375cm" svg:y="18.2cm">
          <draw:image xlink:href="Pictures/10000000000000450000004551552C87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8T16:21:02.633846389</meta:creation-date>
    <dc:date>2015-03-08T19:32:24.894667864</dc:date>
    <meta:editing-duration>PT2H52M30S</meta:editing-duration>
    <meta:editing-cycles>4</meta:editing-cycles>
    <meta:generator>LibreOffice/4.2.7.2$Linux_x86 LibreOffice_project/420m0$Build-2</meta:generator>
    <meta:document-statistic meta:object-count="19"/>
  </office:meta>
</office:document-meta>
</file>